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48733" officeooo:paragraph-rsid="00048733"/>
    </style:style>
    <style:style style:name="P2" style:family="paragraph" style:parent-style-name="Standard">
      <style:text-properties officeooo:rsid="0005622e" officeooo:paragraph-rsid="0005622e"/>
    </style:style>
    <style:style style:name="P3" style:family="paragraph" style:parent-style-name="Standard">
      <style:text-properties officeooo:rsid="00072874" officeooo:paragraph-rsid="00072874"/>
    </style:style>
    <style:style style:name="P4" style:family="paragraph" style:parent-style-name="Standard">
      <style:text-properties fo:font-weight="bold" officeooo:rsid="00072874" officeooo:paragraph-rsid="00072874" style:font-weight-asian="bold" style:font-weight-complex="bold"/>
    </style:style>
    <style:style style:name="P5" style:family="paragraph" style:parent-style-name="Standard">
      <style:text-properties fo:font-weight="bold" officeooo:rsid="0008316d" officeooo:paragraph-rsid="0008316d" style:font-weight-asian="bold" style:font-weight-complex="bold"/>
    </style:style>
    <style:style style:name="P6" style:family="paragraph" style:parent-style-name="Standard">
      <style:text-properties fo:font-weight="bold" officeooo:rsid="000aedf4" officeooo:paragraph-rsid="000aedf4" style:font-weight-asian="bold" style:font-weight-complex="bold"/>
    </style:style>
    <style:style style:name="P7" style:family="paragraph" style:parent-style-name="Standard">
      <style:text-properties officeooo:rsid="0008dfae" officeooo:paragraph-rsid="0008dfae"/>
    </style:style>
    <style:style style:name="P8" style:family="paragraph" style:parent-style-name="Standard">
      <style:text-properties officeooo:rsid="000a5528" officeooo:paragraph-rsid="000a552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https://flutter.io/docs/get-started/install/linux</text:p>
      <text:p text:style-name="P4"/>
      <text:p text:style-name="P4">Flutter</text:p>
      <text:p text:style-name="P1">Bajar e instalar Flutter.</text:p>
      <text:p text:style-name="P3">(agregar el bin al path). </text:p>
      <text:p text:style-name="P3">“flutter doctor -v” para ver las cosas pendientes.</text:p>
      <text:p text:style-name="P1"/>
      <text:p text:style-name="P5">Android Studio</text:p>
      <text:p text:style-name="P2">Bajar e instalar Android Studio con el default setting.</text:p>
      <text:p text:style-name="P7">Crear un proyecto nuevo. Esperar a que baje todo lo del Gradle.</text:p>
      <text:p text:style-name="P8">Tools → AVD Manager → Create New Device.</text:p>
      <text:p text:style-name="P8"/>
      <text:p text:style-name="P8"/>
      <text:p text:style-name="P7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bali </meta:initial-creator>
    <meta:creation-date>2018-12-27T23:23:04.144855146</meta:creation-date>
    <meta:generator>LibreOffice/4.2.8.2$Linux_X86_64 LibreOffice_project/420m0$Build-2</meta:generator>
    <dc:date>2018-12-27T23:25:53.457859107</dc:date>
    <dc:creator>lbali </dc:creator>
    <meta:editing-duration>PT2M14S</meta:editing-duration>
    <meta:editing-cycles>7</meta:editing-cycles>
    <meta:document-statistic meta:table-count="0" meta:image-count="0" meta:object-count="0" meta:page-count="1" meta:paragraph-count="9" meta:word-count="50" meta:character-count="329" meta:non-whitespace-character-count="287"/>
  </office:meta>
</office:document-meta>
</file>